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6dcd6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73cb7"/>
    </style:style>
    <style:style style:name="P4" style:family="paragraph" style:parent-style-name="Standard">
      <style:text-properties officeooo:rsid="0016dcd6" officeooo:paragraph-rsid="0016dcd6"/>
    </style:style>
    <style:style style:name="P5" style:family="paragraph" style:parent-style-name="Standard">
      <style:text-properties officeooo:rsid="0017c84f" officeooo:paragraph-rsid="0017c84f"/>
    </style:style>
    <style:style style:name="P6" style:family="paragraph" style:parent-style-name="Standard">
      <style:text-properties officeooo:rsid="0021fe99" officeooo:paragraph-rsid="0021fe99"/>
    </style:style>
    <style:style style:name="T1" style:family="text">
      <style:text-properties officeooo:rsid="0016dcd6"/>
    </style:style>
    <style:style style:name="T2" style:family="text">
      <style:text-properties officeooo:rsid="00173c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/></text:p>
      <text:p text:style-name="P2"><text:span text:style-name="Source_20_Text"><text:span text:style-name="T1">Install next js</text:span></text:span></text:p>
      <text:p text:style-name="P3"><text:span text:style-name="Source_20_Text">npx </text:span><text:a xlink:type="simple" xlink:href="mailto:create-next-app@latest" text:style-name="Internet_20_link" text:visited-style-name="Visited_20_Internet_20_Link"><text:span text:style-name="Source_20_Text">create-next-app@latest</text:span></text:a><text:span text:style-name="Source_20_Text"> <text:s text:c="4"/></text:span></text:p>
      <text:p text:style-name="P3"><text:span text:style-name="Source_20_Text">npx </text:span><text:a xlink:type="simple" xlink:href="mailto:create-next-app@canary" text:style-name="Internet_20_link" text:visited-style-name="Visited_20_Internet_20_Link"><text:span text:style-name="Source_20_Text">create-next-app@</text:span><text:span text:style-name="Source_20_Text"><text:span text:style-name="T2">canary</text:span></text:span></text:a><text:span text:style-name="Source_20_Text"><text:span text:style-name="T2"> beta verzia</text:span></text:span></text:p>
      <text:p text:style-name="P4">ls zobrazenie directory</text:p>
      <text:p text:style-name="P4"/>
      <text:p text:style-name="P4">cd change directory</text:p>
      <text:p text:style-name="P4"/>
      <text:p text:style-name="P5">npm run dev <text:s text:c="2"/>node package manager</text:p>
      <text:p text:style-name="P5"/>
      <text:p text:style-name="P6">cd .. o uroven nisi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0:19.083234563</meta:creation-date>
    <meta:generator>LibreOffice/24.2.5.2$Linux_X86_64 LibreOffice_project/420$Build-2</meta:generator>
    <dc:date>2024-09-12T09:27:00.037144839</dc:date>
    <meta:editing-duration>PT1H5M49S</meta:editing-duration>
    <meta:editing-cycles>2</meta:editing-cycles>
    <meta:document-statistic meta:table-count="0" meta:image-count="0" meta:object-count="0" meta:page-count="1" meta:paragraph-count="7" meta:word-count="26" meta:character-count="181" meta:non-whitespace-character-count="154"/>
  </office:meta>
</office:document-meta>
</file>